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67b9e" officeooo:paragraph-rsid="00067b9e"/>
    </style:style>
    <style:style style:name="P3" style:family="paragraph" style:parent-style-name="Standard">
      <style:paragraph-properties fo:break-before="page"/>
      <style:text-properties officeooo:rsid="00067b9e" officeooo:paragraph-rsid="00067b9e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>
      <style:text-properties officeooo:paragraph-rsid="00067b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import pandas as pd</text:p>
      <text:p text:style-name="Standard">from telegram import Update</text:p>
      <text:p text:style-name="Standard">from telegram.ext import Updater, CommandHandler, MessageHandler, Filters, CallbackContext</text:p>
      <text:p text:style-name="Standard"/>
      <text:p text:style-name="Standard"># توكن البوت الخاص بك</text:p>
      <text:p text:style-name="Standard">TOKEN = "6897793371:AAE9aIQm15aDIWuzsPKz5pOY-yK1FzfN19s"</text:p>
      <text:p text:style-name="Standard"/>
      <text:p text:style-name="Standard"># اسم ملف النص</text:p>
      <text:p text:style-name="Standard">txt_file = 'product_list.txt'</text:p>
      <text:p text:style-name="Standard"/>
      <text:p text:style-name="Standard"># قائمة المنتجات المحظورة الحالية</text:p>
      <text:p text:style-name="Standard">banned_products = []</text:p>
      <text:p text:style-name="Standard"/>
      <text:p text:style-name="Standard">def start(update: Update, context: CallbackContext) -&gt; None:</text:p>
      <text:p text:style-name="Standard"><text:s text:c="4"/># تحقق من لغة المستخدم</text:p>
      <text:p text:style-name="Standard"><text:s text:c="4"/>user_language = update.message.from_user.language_code</text:p>
      <text:p text:style-name="Standard"/>
      <text:p text:style-name="Standard"><text:s text:c="4"/>if user_language == 'tr':</text:p>
      <text:p text:style-name="Standard"><text:s text:c="8"/>update.message.reply_text('Merhaba! Ürün adını göndererek kontrol edebilirsiniz.')</text:p>
      <text:p text:style-name="Standard"><text:s text:c="4"/>elif user_language == 'ar':</text:p>
      <text:p text:style-name="Standard"><text:s text:c="8"/>update.message.reply_text('مرحبًا! أرسل اسم المنتج للتحقق.')</text:p>
      <text:p text:style-name="Standard"><text:s text:c="4"/>else:</text:p>
      <text:p text:style-name="Standard"><text:s text:c="8"/>update.message.reply_text('Hello! Send the product name to check.')</text:p>
      <text:p text:style-name="Standard"/>
      <text:p text:style-name="Standard">def check_product(update: Update, context: CallbackContext) -&gt; None:</text:p>
      <text:p text:style-name="Standard"><text:s text:c="4"/>user_input = update.message.text</text:p>
      <text:p text:style-name="Standard"/>
      <text:p text:style-name="Standard"><text:s text:c="4"/># تحقق من لغة المستخدم</text:p>
      <text:p text:style-name="Standard"><text:s text:c="4"/>user_language = update.message.from_user.language_code</text:p>
      <text:p text:style-name="Standard"/>
      <text:p text:style-name="Standard"><text:s text:c="4"/># تحقق من وجود اسماء منتجات محظورة في ملف نصي وأنه غير فارغ</text:p>
      <text:p text:style-name="Standard"><text:s text:c="4"/>try:</text:p>
      <text:p text:style-name="Standard"><text:s text:c="8"/>with open(txt_file, 'r') as file:</text:p>
      <text:p text:style-name="Standard"><text:s text:c="12"/>banned_products = [line.strip().lower() for line in file.readlines()]</text:p>
      <text:p text:style-name="Standard"><text:s text:c="12"/>print(f"تم قراءة المنتجات بنجاح: {banned_products}")</text:p>
      <text:p text:style-name="Standard"/>
      <text:p text:style-name="Standard"><text:s text:c="4"/>except FileNotFoundError:</text:p>
      <text:p text:style-name="Standard"><text:s text:c="8"/>print(f"تحذير: الملف {txt_file} غير موجود.")</text:p>
      <text:p text:style-name="Standard"><text:s text:c="4"/>except Exception as e:</text:p>
      <text:p text:style-name="Standard"><text:s text:c="8"/>print(f"حدث خطأ أثناء قراءة الملف: {e}")</text:p>
      <text:p text:style-name="Standard"/>
      <text:p text:style-name="Standard"><text:s text:c="4"/># تحقق من ما إذا كان اسم المنتج في قائمة المنتجات المحظورة</text:p>
      <text:p text:style-name="Standard"><text:s text:c="4"/>if user_input.lower() in banned_products:</text:p>
      <text:p text:style-name="Standard"><text:s text:c="8"/>if user_language == 'tr':</text:p>
      <text:p text:style-name="Standard"><text:s text:c="12"/>update.message.reply_text('Mevcut verilere göre bu ürün İsrail\'i destekliyor ve kullanılmamalıdır. Allah razı olsun.')</text:p>
      <text:p text:style-name="Standard"><text:s text:c="8"/>elif user_language == 'ar':</text:p>
      <text:p text:style-name="Standard"><text:s text:c="12"/>update.message.reply_text('وفقاً للبيانات الحالية يجب تجنب استخدام هذا المنتج فهو داعم لإسرائيل وجزاك الله خيراً.')</text:p>
      <text:p text:style-name="Standard"><text:soft-page-break/><text:s text:c="8"/>else:</text:p>
      <text:p text:style-name="Standard"><text:s text:c="12"/>update.message.reply_text('According to the current data, this product should be avoided as it supports Israel. Thank you.')</text:p>
      <text:p text:style-name="Standard"><text:s text:c="4"/>else:</text:p>
      <text:p text:style-name="Standard"><text:s text:c="8"/>if user_language == 'tr':</text:p>
      <text:p text:style-name="Standard"><text:s text:c="12"/>update.message.reply_text('Mevcut verilere göre bu ürünü kullanmaktan kaçınmanız gerekmiyor. Eğer bu konuda farklı bilgileriniz varsa, bize ulaşabilirsiniz. Teşekkür ederim.')</text:p>
      <text:p text:style-name="Standard"><text:s text:c="8"/>elif user_language == 'ar':</text:p>
      <text:p text:style-name="P4"><text:s text:c="12"/>update.message.reply_text('وفقاً للبيانات الحالية لا يجب مقاطعة هذا المنتج، وبإمكانك استخدامه بحرية. وإذا كان لديك معلومات مغايرة لذلك بإمكانك مراسلتنا ولك جزيل الشكر.')</text:p>
      <text:p text:style-name="Standard"><text:s text:c="8"/>else:</text:p>
      <text:p text:style-name="Standard"><text:s text:c="12"/>update.message.reply_text('According to the current data, there is no need to boycott this product, and you can use it freely. If you have different information, you can contact us. Thank you.')</text:p>
      <text:p text:style-name="Standard"/>
      <text:p text:style-name="Standard">def main() -&gt; None:</text:p>
      <text:p text:style-name="Standard"><text:s text:c="4"/>updater = Updater(TOKEN, use_context=True)</text:p>
      <text:p text:style-name="Standard"><text:s text:c="4"/>dp = updater.dispatcher</text:p>
      <text:p text:style-name="Standard"/>
      <text:p text:style-name="Standard"><text:s text:c="4"/>dp.add_handler(CommandHandler("start", start))</text:p>
      <text:p text:style-name="Standard"><text:s text:c="4"/>dp.add_handler(MessageHandler(Filters.text &amp; ~Filters.command, check_product))</text:p>
      <text:p text:style-name="Standard"/>
      <text:p text:style-name="Standard"><text:s text:c="4"/>updater.start_polling()</text:p>
      <text:p text:style-name="Standard"><text:s text:c="4"/>updater.idle()</text:p>
      <text:p text:style-name="Standard"/>
      <text:p text:style-name="Standard">if __name__ == '__main__':</text:p>
      <text:p text:style-name="Standard"><text:s text:c="4"/>main()</text:p>
      <text:p text:style-name="P1">----------</text:p>
      <text:p text:style-name="Standard"/>
      <text:p text:style-name="P2">v1<text:line-break/>import pandas as pd</text:p>
      <text:p text:style-name="P2">from telegram import Update</text:p>
      <text:p text:style-name="P2">from telegram.ext import Updater, CommandHandler, MessageHandler, Filters, CallbackContext</text:p>
      <text:p text:style-name="P2"/>
      <text:p text:style-name="P2"># توكن البوت الخاص بك</text:p>
      <text:p text:style-name="P2">TOKEN = "6897793371:AAE9aIQm15aDIWuzsPKz5pOY-yK1FzfN19s"</text:p>
      <text:p text:style-name="P2"/>
      <text:p text:style-name="P2"># اسم ملف النص</text:p>
      <text:p text:style-name="P2">txt_file = 'product_list.txt'</text:p>
      <text:p text:style-name="P2"/>
      <text:p text:style-name="P2"># قائمة المنتجات المحظورة الحالية</text:p>
      <text:p text:style-name="P2">banned_products = []</text:p>
      <text:p text:style-name="P2"/>
      <text:p text:style-name="P2">def start(update: Update, context: CallbackContext) -&gt; None:</text:p>
      <text:p text:style-name="P2"><text:s text:c="4"/>update.message.reply_text('مرحبًا! أرسل اسم المنتج للتحقق.')</text:p>
      <text:p text:style-name="P2"/>
      <text:p text:style-name="P2">def check_product(update: Update, context: CallbackContext) -&gt; None:</text:p>
      <text:p text:style-name="P2"><text:s text:c="4"/>user_input = update.message.text</text:p>
      <text:p text:style-name="P2"/>
      <text:p text:style-name="P2"><text:s text:c="4"/># تحقق من لغة المستخدم</text:p>
      <text:p text:style-name="P2"><text:s text:c="4"/>user_language = update.message.from_user.language_code</text:p>
      <text:p text:style-name="P2"/>
      <text:p text:style-name="P2"><text:s text:c="4"/># تحقق من وجود اسماء منتجات محظورة في ملف نصي وأنه غير فارغ</text:p>
      <text:p text:style-name="P2"><text:s text:c="4"/>try:</text:p>
      <text:p text:style-name="P2"><text:s text:c="8"/>with open(txt_file, 'r') as file:</text:p>
      <text:p text:style-name="P2"><text:s text:c="12"/>banned_products = [line.strip().lower() for line in file.readlines()]</text:p>
      <text:p text:style-name="P2"><text:s text:c="12"/>print(f"تم قراءة المنتجات بنجاح: {banned_products}")</text:p>
      <text:p text:style-name="P2"/>
      <text:p text:style-name="P2"><text:s text:c="4"/>except FileNotFoundError:</text:p>
      <text:p text:style-name="P2"><text:s text:c="8"/>print(f"تحذير: الملف {txt_file} غير موجود.")</text:p>
      <text:p text:style-name="P2"><text:s text:c="4"/>except Exception as e:</text:p>
      <text:p text:style-name="P2"><text:s text:c="8"/>print(f"حدث خطأ أثناء قراءة الملف: {e}")</text:p>
      <text:p text:style-name="P2"/>
      <text:p text:style-name="P2"><text:s text:c="4"/># تحقق من ما إذا كان اسم المنتج في قائمة المنتجات المحظورة</text:p>
      <text:p text:style-name="P2"><text:s text:c="4"/>if user_input.lower() in banned_products:</text:p>
      <text:p text:style-name="P2"><text:s text:c="8"/>if user_language == 'tr':</text:p>
      <text:p text:style-name="P2"><text:s text:c="12"/>update.message.reply_text('Bu ürün İsrail\'i destekliyor ve kullanılmamalıdır. Allah razı olsun.')</text:p>
      <text:p text:style-name="P2"><text:s text:c="8"/>elif user_language == 'ar':</text:p>
      <text:p text:style-name="P2"><text:s text:c="12"/>update.message.reply_text('وفقاً للبيانات الحالية يجب تجنب استخدام هذا المنتج فهو داعم لإسرائيل وجزاك الله خيراً.')</text:p>
      <text:p text:style-name="P2"><text:s text:c="8"/>else:</text:p>
      <text:p text:style-name="P2"><text:s text:c="12"/>update.message.reply_text('According to the current data, this product should be avoided as it supports Israel. Thank you.')</text:p>
      <text:p text:style-name="P2"><text:s text:c="4"/>else:</text:p>
      <text:p text:style-name="P2"><text:s text:c="8"/>if user_language == 'tr':</text:p>
      <text:p text:style-name="P2"><text:soft-page-break/><text:s text:c="12"/>update.message.reply_text('Bu ürünü kullanmaktan kaçınmanız gerekmiyor, mevcut verilere göre. Eğer bu konuda farklı bilgileriniz varsa, bize ulaşabilirsiniz. Teşekkür ederim.')</text:p>
      <text:p text:style-name="P2"><text:s text:c="8"/>elif user_language == 'ar':</text:p>
      <text:p text:style-name="P2"><text:s text:c="12"/>update.message.reply_text('وفقاً للبيانات الحالية لا يجب مقاطعة هذا المنتج، وبإمكانك استخدامه بحرية. وإذا كان لديك معلومات مغايرة لذلك بإمكانك مراسلتنا ولك جزيل الشكر.')</text:p>
      <text:p text:style-name="P2"><text:s text:c="8"/>else:</text:p>
      <text:p text:style-name="P2"><text:s text:c="12"/>update.message.reply_text('According to the current data, there is no need to boycott this product, and you can use it freely. If you have different information, you can contact us. Thank you.')</text:p>
      <text:p text:style-name="P2"/>
      <text:p text:style-name="P2"># الباقي من الكود يظل كما هو</text:p>
      <text:p text:style-name="P2"/>
      <text:p text:style-name="P2">def main() -&gt; None:</text:p>
      <text:p text:style-name="P2"><text:s text:c="4"/>updater = Updater(TOKEN, use_context=True)</text:p>
      <text:p text:style-name="P2"><text:s text:c="4"/>dp = updater.dispatcher</text:p>
      <text:p text:style-name="P2"/>
      <text:p text:style-name="P2"><text:s text:c="4"/>dp.add_handler(CommandHandler("start", start))</text:p>
      <text:p text:style-name="P2"><text:s text:c="4"/>dp.add_handler(MessageHandler(Filters.text &amp; ~Filters.command, check_product))</text:p>
      <text:p text:style-name="P2"/>
      <text:p text:style-name="P2"><text:s text:c="4"/>updater.start_polling()</text:p>
      <text:p text:style-name="P2"><text:s text:c="4"/>updater.idle()</text:p>
      <text:p text:style-name="P2"/>
      <text:p text:style-name="P2">if __name__ == '__main__':</text:p>
      <text:p text:style-name="P2"><text:s text:c="4"/>main()</text:p>
      <text:p text:style-name="P3">-----------------</text:p>
      <text:p text:style-name="P2">v3</text:p>
      <text:p text:style-name="P2">----------------</text:p>
      <text:p text:style-name="P2">لدي هذا الكود <text:line-break/>import pandas as pd</text:p>
      <text:p text:style-name="P2">from telegram import Update</text:p>
      <text:p text:style-name="P2">from telegram.ext import Updater, CommandHandler, MessageHandler, Filters, CallbackContext</text:p>
      <text:p text:style-name="P2"/>
      <text:p text:style-name="P2"># توكن البوت الخاص بك</text:p>
      <text:p text:style-name="P2">TOKEN = "6897793371:AAE9aIQm15aDIWuzsPKz5pOY-yK1FzfN19s"</text:p>
      <text:p text:style-name="P2"/>
      <text:p text:style-name="P2"># اسم ملف النص</text:p>
      <text:p text:style-name="P2">txt_file = 'product_list.txt'</text:p>
      <text:p text:style-name="P2"/>
      <text:p text:style-name="P2"># قائمة المنتجات المحظورة الحالية</text:p>
      <text:p text:style-name="P2">banned_products = []</text:p>
      <text:p text:style-name="P2"/>
      <text:p text:style-name="P2">def start(update: Update, context: CallbackContext) -&gt; None:</text:p>
      <text:p text:style-name="P2"><text:s text:c="4"/>update.message.reply_text('مرحبًا! أرسل اسم المنتج للتحقق.')</text:p>
      <text:p text:style-name="P2"/>
      <text:p text:style-name="P2">def check_product(update: Update, context: CallbackContext) -&gt; None:</text:p>
      <text:p text:style-name="P2"><text:s text:c="4"/>user_input = update.message.text</text:p>
      <text:p text:style-name="P2"/>
      <text:p text:style-name="P2"><text:s text:c="4"/># تحقق مما إذا كان المستخدم أرسل اسم منتج</text:p>
      <text:p text:style-name="P2"><text:s text:c="4"/>if not user_input.startswith('/'):</text:p>
      <text:p text:style-name="P2"><text:s text:c="8"/># تحقق من وجود اسماء منتجات محظورة في ملف نصي وأنه غير فارغ</text:p>
      <text:p text:style-name="P2"><text:s text:c="8"/>try:</text:p>
      <text:p text:style-name="P2"><text:s text:c="12"/>with open(txt_file, 'r') as file:</text:p>
      <text:p text:style-name="P2"><text:s text:c="16"/>banned_products = [line.strip().lower() for line in file.readlines()]</text:p>
      <text:p text:style-name="P2"><text:s text:c="16"/>print(f"تم قراءة المنتجات بنجاح: {banned_products}")</text:p>
      <text:p text:style-name="P2"/>
      <text:p text:style-name="P2"><text:s text:c="8"/>except FileNotFoundError:</text:p>
      <text:p text:style-name="P2"><text:s text:c="12"/>print(f"تحذير: الملف {txt_file} غير موجود.")</text:p>
      <text:p text:style-name="P2"><text:s text:c="8"/>except Exception as e:</text:p>
      <text:p text:style-name="P2"><text:s text:c="12"/>print(f"حدث خطأ أثناء قراءة الملف: {e}")</text:p>
      <text:p text:style-name="P2"/>
      <text:p text:style-name="P2"><text:s text:c="4"/># تحقق من ما إذا كان اسم المنتج في قائمة المنتجات المحظورة</text:p>
      <text:p text:style-name="P2"><text:s text:c="4"/>if user_input.lower() in banned_products:</text:p>
      <text:p text:style-name="P2"><text:s text:c="8"/>update.message.reply_text('وفقاً للبيانات الحالية يجب تجنب استخدام هذا المنتج فهو داعم لإسرائيل وجزاك الله خيراً.')</text:p>
      <text:p text:style-name="P2"><text:s text:c="4"/>else:</text:p>
      <text:p text:style-name="P2"><text:s text:c="8"/>update.message.reply_text('وفقاً للبيانات الحالية لا يجب مقاطعة هذا المنتج، وبإمكانك استخدامه بحرية. وإذا كان لديك معلومات مغايرة لذلك بإمكانك مراسلتنا ولك جزيل الشكر.')</text:p>
      <text:p text:style-name="P2"/>
      <text:p text:style-name="P2">def main() -&gt; None:</text:p>
      <text:p text:style-name="P2"><text:s text:c="4"/>updater = Updater(TOKEN, use_context=True)</text:p>
      <text:p text:style-name="P2"><text:s text:c="4"/>dp = updater.dispatcher</text:p>
      <text:p text:style-name="P2"/>
      <text:p text:style-name="P2"><text:s text:c="4"/>dp.add_handler(CommandHandler("start", start))</text:p>
      <text:p text:style-name="P2"><text:s text:c="4"/>dp.add_handler(MessageHandler(Filters.text &amp; ~Filters.command, check_product))</text:p>
      <text:p text:style-name="P2"><text:soft-page-break/></text:p>
      <text:p text:style-name="P2"><text:s text:c="4"/>updater.start_polling()</text:p>
      <text:p text:style-name="P2"><text:s text:c="4"/>updater.idle()</text:p>
      <text:p text:style-name="P2"/>
      <text:p text:style-name="P2">if __name__ == '__main__':</text:p>
      <text:p text:style-name="P2"><text:s text:c="4"/>main()<text:line-break/>أريد أن أجري عليه بعض التعديلات ألا وهي<text:line-break/>اضافة خيار التحقق من لغة المستخدم مثل<text:line-break/>def start(update: Update, context: CallbackContext) -&gt; int:</text:p>
      <text:p text:style-name="P5"><text:s text:c="4"/>user_language = context.user_data.get('language', 'ar')</text:p>
      <text:p text:style-name="P5"><text:s text:c="4"/>update.message.reply_text(</text:p>
      <text:p text:style-name="P5"><text:s text:c="8"/>'الرجاء اختيار لغتك:\n'</text:p>
      <text:p text:style-name="P5"><text:s text:c="8"/>'Lütfen, dilinizi seçiniz:\n'</text:p>
      <text:p text:style-name="P5"><text:s text:c="8"/>'please select your language:\n'</text:p>
      <text:p text:style-name="P5"><text:s text:c="8"/>f'1. {user_language}\n'</text:p>
      <text:p text:style-name="P5"><text:s text:c="8"/>'2. Turkish\n'</text:p>
      <text:p text:style-name="P2"><text:s text:c="8"/>'3. English\n'</text:p>
      <text:p text:style-name="P2"/>
      <text:p text:style-name="P2">واجراء بع التعديلات وفقا لذلك مثل<text:line-break/>def set_language(update: Update, context: CallbackContext) -&gt; int:</text:p>
      <text:p text:style-name="P5"><text:s text:c="4"/>user_choice = update.message.text</text:p>
      <text:p text:style-name="P5"/>
      <text:p text:style-name="P5"><text:s text:c="4"/># تحديد اللغة بناءً على اختيار المستخدم</text:p>
      <text:p text:style-name="P5"><text:s text:c="4"/>if user_choice == '1':</text:p>
      <text:p text:style-name="P5"><text:s text:c="8"/>context.user_data['language'] = 'ar'</text:p>
      <text:p text:style-name="P5"><text:s text:c="4"/>elif user_choice == '2':</text:p>
      <text:p text:style-name="P5"><text:s text:c="8"/>context.user_data['language'] = 'tr'</text:p>
      <text:p text:style-name="P5"><text:s text:c="4"/>elif user_choice == '3':</text:p>
      <text:p text:style-name="P5"><text:s text:c="8"/>context.user_data['language'] = 'en'</text:p>
      <text:p text:style-name="P5"><text:s text:c="4"/>else:</text:p>
      <text:p text:style-name="P5"><text:s text:c="8"/>update.message.reply_text('لم يتم اختيار لغة صحيحة. يرجى اختيار رقم صحيح\n'</text:p>
      <text:p text:style-name="P5"><text:s text:c="34"/>'Geçerli bir dil seçilmedi. Lütfen geçerli bir numara seçiniz.\n'</text:p>
      <text:p text:style-name="P2"><text:s text:c="34"/>'A valid language was not selected. Please choose a valid number.')</text:p>
      <text:p text:style-name="P2"/>
      <text:p text:style-name="P2">و<text:line-break/><text:line-break/> <text:s text:c="3"/># تحديد اللغة بناءً على اختيار المستخدم</text:p>
      <text:p text:style-name="P5"><text:s text:c="4"/>if user_choice == '1':</text:p>
      <text:p text:style-name="P5"><text:s text:c="8"/>context.user_data['language'] = 'ar'</text:p>
      <text:p text:style-name="P5"><text:s text:c="4"/>elif user_choice == '2':</text:p>
      <text:p text:style-name="P5"><text:s text:c="8"/>context.user_data['language'] = 'tr'</text:p>
      <text:p text:style-name="P5"><text:s text:c="4"/>elif user_choice == '3':</text:p>
      <text:p text:style-name="P5"><text:s text:c="8"/>context.user_data['language'] = 'en'</text:p>
      <text:p text:style-name="P5"><text:s text:c="4"/>else:</text:p>
      <text:p text:style-name="P5"><text:s text:c="8"/>update.message.reply_text('لم يتم اختيار لغة صحيحة. يرجى اختيار رقم صحيح\n'</text:p>
      <text:p text:style-name="P5"><text:s text:c="34"/>'Geçerli bir dil seçilmedi. Lütfen geçerli bir numara seçiniz.\n'</text:p>
      <text:p text:style-name="P5"><text:s text:c="34"/>'A valid language was not selected. Please choose a valid number.')</text:p>
      <text:p text:style-name="P5"><text:s text:c="8"/>return LANGUAGE</text:p>
      <text:p text:style-name="P5"/>
      <text:p text:style-name="P5"><text:s text:c="4"/>if context.user_data['language'] == 'ar':</text:p>
      <text:p text:style-name="P5"><text:s text:c="8"/>update.message.reply_text(f'لقد اخترت اللغة العربية: {context.user_data["language"]}')</text:p>
      <text:p text:style-name="P5"><text:soft-page-break/><text:s text:c="4"/>elif context.user_data['language'] == 'tr':</text:p>
      <text:p text:style-name="P5"><text:s text:c="8"/>update.message.reply_text(f'Seçtiğiniz Dil Türkçe: {context.user_data["language"]}')</text:p>
      <text:p text:style-name="P5"><text:s text:c="4"/>elif context.user_data['language'] == 'en':</text:p>
      <text:p text:style-name="P5"><text:s text:c="8"/>update.message.reply_text(f'Your chosen language English: {context.user_data["language"]}')</text:p>
      <text:p text:style-name="P5"/>
      <text:p text:style-name="P5"><text:s text:c="4"/>return MAIN_MENU</text:p>
      <text:p text:style-name="P2">و</text:p>
      <text:p text:style-name="P5">def check_product(update: Update, context: CallbackContext) -&gt; None:</text:p>
      <text:p text:style-name="P5"><text:s text:c="4"/>user_input = update.message.text</text:p>
      <text:p text:style-name="P5"/>
      <text:p text:style-name="P5"><text:s text:c="4"/># تحقق مما إذا كان المستخدم أرسل اسم منتج</text:p>
      <text:p text:style-name="P5"><text:s text:c="4"/>if not user_input.startswith('/'):</text:p>
      <text:p text:style-name="P5"><text:s text:c="8"/># تحقق من وجود اسماء منتجات محظورة في ملف نصي وأنه غير فارغ</text:p>
      <text:p text:style-name="P5"><text:s text:c="8"/>try:</text:p>
      <text:p text:style-name="P5"><text:s text:c="12"/>with open(txt_file, 'r') as file:</text:p>
      <text:p text:style-name="P5"><text:s text:c="16"/>banned_products = [line.strip().lower() for line in file.readlines()]</text:p>
      <text:p text:style-name="P5"><text:s text:c="16"/>print(f"تم قراءة المنتجات بنجاح: {banned_products}")</text:p>
      <text:p text:style-name="P5"/>
      <text:p text:style-name="P5"><text:s text:c="8"/>except FileNotFoundError:</text:p>
      <text:p text:style-name="P5"><text:s text:c="12"/>print(f"تحذير: الملف {txt_file} غير موجود.")</text:p>
      <text:p text:style-name="P5"><text:s text:c="8"/>except Exception as e:</text:p>
      <text:p text:style-name="P5"><text:s text:c="12"/>print(f"حدث خطأ أثناء قراءة الملف: {e}")</text:p>
      <text:p text:style-name="P5"/>
      <text:p text:style-name="P5"><text:s text:c="8"/>user_language = context.user_data.get('language', 'ar')</text:p>
      <text:p text:style-name="P5"/>
      <text:p text:style-name="P5"><text:s text:c="8"/># تحقق من ما إذا كان اسم المنتج في قائمة المنتجات المحظورة</text:p>
      <text:p text:style-name="P5"><text:s text:c="8"/>if user_input.lower() in banned_products:</text:p>
      <text:p text:style-name="P5"><text:s text:c="12"/>if user_language == 'tr':</text:p>
      <text:p text:style-name="P5"><text:s text:c="16"/>update.message.reply_text('Mevcut verilere göre bu ürün İsrail\'i destekliyor ve kullanılmamalıdır. Allah razı olsun.')</text:p>
      <text:p text:style-name="P5"><text:s text:c="12"/>elif user_language == 'ar':</text:p>
      <text:p text:style-name="P5"><text:s text:c="16"/>update.message.reply_text('وفقاً للبيانات الحالية يجب تجنب استخدام هذا المنتج فهو داعم لإسرائيل. قاطعه وجزاك الله خيراً.')</text:p>
      <text:p text:style-name="P5"><text:s text:c="12"/>else:</text:p>
      <text:p text:style-name="P5"><text:s text:c="16"/>update.message.reply_text('According to the current data, this product should be avoided as it supports Israel. Thank you.')</text:p>
      <text:p text:style-name="P5"><text:s text:c="8"/>else:</text:p>
      <text:p text:style-name="P5"><text:s text:c="12"/>if user_language == 'tr':</text:p>
      <text:p text:style-name="P5"><text:s text:c="16"/>update.message.reply_text('Mevcut verilere göre bu ürünü kullanmaktan kaçınmanız gerekmiyor. Eğer bu konuda farklı bilgileriniz varsa, bize ulaşabilirsiniz.')</text:p>
      <text:p text:style-name="P5"><text:s text:c="12"/>elif user_language == 'ar':</text:p>
      <text:p text:style-name="P5"><text:s text:c="16"/>update.message.reply_text('وفقاً للبيانات الحالية لا يجب مقاطعة هذا المنتج، وبإمكانك استخدامه بحرية. وإذا كان لديك معلومات مغايرة لذلك بإمكانك مراسلتنا ولك جزيل الشكر.')</text:p>
      <text:p text:style-name="P5"><text:s text:c="12"/>else:</text:p>
      <text:p text:style-name="P2"><text:s text:c="16"/>update.message.reply_text('According to the current data, there is no need to boycott this product, and you can use it freely. If you have different information, you can contact us. Thank you.'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3:41:50.489742739</meta:creation-date>
    <dc:date>2023-12-03T06:21:40.350025469</dc:date>
    <meta:editing-duration>PT2H39M51S</meta:editing-duration>
    <meta:editing-cycles>1</meta:editing-cycles>
    <meta:document-statistic meta:table-count="0" meta:image-count="0" meta:object-count="0" meta:page-count="7" meta:paragraph-count="216" meta:word-count="1243" meta:character-count="11443" meta:non-whitespace-character-count="9062"/>
    <meta:generator>LibreOffice/7.6.2.1$Linux_X86_64 LibreOffice_project/60$Build-1</meta:generator>
  </office:meta>
</office:document-meta>
</file>